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style:font-name="Arial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Testfall sprint 1</text:p>
      <text:p text:style-name="P1"/>
      <text:p text:style-name="P1"/>
      <text:p text:style-name="P3"><text:span text:style-name="T2">1. Registrera användare;<text:line-break/></text:span><text:span text:style-name="T3">F</text:span><text:span text:style-name="T1">yll i förnnamn + efternamn + användarnamn + lösenord + epost<text:line-break/><text:line-break/>Förväntat resultat: OK<text:line-break/></text:span></text:p>
      <text:p text:style-name="P3"><text:span text:style-name="T2">2. Registrera användare;<text:line-break/></text:span><text:span text:style-name="T3">Fyll i alla obligatoriska fält utom epost<text:line-break/><text:line-break/>Förväntat resultat: FAIL<text:line-break/></text:span></text:p>
      <text:p text:style-name="P3"><text:span text:style-name="T2">3. Registrera användare;<text:line-break/></text:span><text:span text:style-name="T3">Fyll i alla obligatoriska fält utom lösenord (repeat)<text:line-break/><text:line-break/>Förväntat resultat: FAIL<text:line-break/></text:span></text:p>
      <text:p text:style-name="P3"><text:span text:style-name="T2">4. Registrera användare;<text:line-break/></text:span><text:span text:style-name="T3">Fyll i alla obligatoriska fält utom användarnamn<text:line-break/><text:line-break/>Förväntat resultat: FAIL</text:span></text:p>
      <text:p text:style-name="P3"><text:span text:style-name="T3"/></text:p>
      <text:p text:style-name="P3"><text:span text:style-name="T2">5. Registrera användare;<text:line-break/></text:span><text:span text:style-name="T3">Fyll i förnnamn och efternamn med svenska bokstäver + användarnamn +</text:span></text:p>
      <text:p text:style-name="P3"><text:span text:style-name="T3">lösenord + epost<text:line-break/><text:line-break/>Förväntat resultat: OK<text:line-break/></text:span></text:p>
      <text:p text:style-name="P3"><text:span text:style-name="T2">6. Inloggning;</text:span><text:span text:style-name="T3"><text:line-break/>Testa inloggning med nyregisterad användare (ej aktiverad)<text:line-break/><text:line-break/>Förväntat resultat: FAIL<text:line-break/></text:span></text:p>
      <text:p text:style-name="P3"><text:span text:style-name="T2">7. Registrera användare;<text:line-break/></text:span><text:span text:style-name="T3">Fyll i förnnamn och efternamn <text:s/>+ användarnamn + lösenord + men en felaktig epost<text:line-break/><text:line-break/>Förväntat resultat: FAIL<text:line-break/></text:span></text:p>
      <text:p text:style-name="P3"><text:span text:style-name="T2">8. Inloggning;</text:span><text:span text:style-name="T3"><text:line-break/>Logga in med rätt användarnamn men fel lösenord ska ge nån ledtråd till fel, exempelvis ”felaktigt användarnamn och/eller lösenord”<text:line-break/><text:line-break/>Förväntat resultat: O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edrik Johansson</meta:initial-creator>
    <meta:creation-date>2010-11-29T14:43:13.63</meta:creation-date>
    <dc:date>2010-11-29T15:36:14.33</dc:date>
    <dc:creator>Fredrik Johansson</dc:creator>
    <meta:editing-duration>PT00H37M58S</meta:editing-duration>
    <meta:editing-cycles>5</meta:editing-cycles>
    <meta:generator>OpenOffice.org/3.2$Win32 OpenOffice.org_project/320m18$Build-9502</meta:generator>
    <meta:document-statistic meta:table-count="0" meta:image-count="0" meta:object-count="0" meta:page-count="1" meta:paragraph-count="10" meta:word-count="138" meta:character-count="963"/>
  </office:meta>
</office:document-meta>
</file>